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1">
      <style:table-cell-properties fo:background-color="#dd4814" style:text-align-source="fix" style:repeat-content="false"/>
      <style:paragraph-properties fo:text-align="start" fo:margin-left="0in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5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5" table:default-cell-style-name="ce5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4" office:value-type="string" calcext:value-type="string">
            <text:p>MGG_01804T0</text:p>
          </table:table-cell>
          <table:table-cell table:style-name="ce4" office:value-type="string" calcext:value-type="string">
            <text:p>MGG_03265T0</text:p>
          </table:table-cell>
          <table:table-cell table:style-name="ce4" office:value-type="string" calcext:value-type="string">
            <text:p>MGG_05325T0</text:p>
          </table:table-cell>
          <table:table-cell table:style-name="ce4" office:value-type="string" calcext:value-type="string">
            <text:p>MGG_06313T0</text:p>
          </table:table-cell>
          <table:table-cell table:style-name="ce4" office:value-type="string" calcext:value-type="string">
            <text:p>MGG_06570T0</text:p>
          </table:table-cell>
          <table:table-cell table:style-name="ce4" office:value-type="string" calcext:value-type="string">
            <text:p>MGG_06881T0</text:p>
          </table:table-cell>
          <table:table-cell table:style-name="ce4" office:value-type="string" calcext:value-type="string">
            <text:p>MGG_07252T0</text:p>
          </table:table-cell>
          <table:table-cell table:style-name="ce4" office:value-type="string" calcext:value-type="string">
            <text:p>MGG_08573T0</text:p>
          </table:table-cell>
          <table:table-cell table:style-name="ce4" office:value-type="string" calcext:value-type="string">
            <text:p>MGG_08804T0</text:p>
          </table:table-cell>
          <table:table-cell table:style-name="ce4" office:value-type="string" calcext:value-type="string">
            <text:p>MGG_08829T0</text:p>
          </table:table-cell>
          <table:table-cell table:style-name="ce4" office:value-type="string" calcext:value-type="string">
            <text:p>MGG_09505T0</text:p>
          </table:table-cell>
          <table:table-cell table:style-name="ce4" office:value-type="string" calcext:value-type="string">
            <text:p>MGG_09536T0</text:p>
          </table:table-cell>
          <table:table-cell table:style-name="ce4" office:value-type="string" calcext:value-type="string">
            <text:p>MGG_09885T0</text:p>
          </table:table-cell>
          <table:table-cell table:style-name="ce4" office:value-type="string" calcext:value-type="string">
            <text:p>MGG_10820T0</text:p>
          </table:table-cell>
          <table:table-cell table:style-name="ce4" office:value-type="string" calcext:value-type="string">
            <text:p>MGG_14293T0</text:p>
          </table:table-cell>
          <table:table-cell table:style-name="ce4" office:value-type="string" calcext:value-type="string">
            <text:p>YAL043C</text:p>
          </table:table-cell>
          <table:table-cell table:style-name="ce4" office:value-type="string" calcext:value-type="string">
            <text:p>YDR228C</text:p>
          </table:table-cell>
          <table:table-cell table:style-name="ce4" office:value-type="string" calcext:value-type="string">
            <text:p>YDR301W</text:p>
          </table:table-cell>
          <table:table-cell table:style-name="ce4" office:value-type="string" calcext:value-type="string">
            <text:p>YGL044C</text:p>
          </table:table-cell>
          <table:table-cell table:style-name="ce4" office:value-type="string" calcext:value-type="string">
            <text:p>YJR093C</text:p>
          </table:table-cell>
          <table:table-cell table:style-name="ce4" office:value-type="string" calcext:value-type="string">
            <text:p>YKR002W</text:p>
          </table:table-cell>
          <table:table-cell table:style-name="ce4" office:value-type="string" calcext:value-type="string">
            <text:p>YLR115W</text:p>
          </table:table-cell>
          <table:table-cell table:style-name="ce4" office:value-type="string" calcext:value-type="string">
            <text:p>YLR277C</text:p>
          </table:table-cell>
          <table:table-cell table:style-name="ce4" office:value-type="string" calcext:value-type="string">
            <text:p>YNL317W</text:p>
          </table:table-cell>
          <table:table-cell table:style-name="ce4" office:value-type="string" calcext:value-type="string">
            <text:p>YOL123W</text:p>
          </table:table-cell>
          <table:table-cell table:style-name="ce4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005" calcext:value-type="float">
            <text:p>5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01" calcext:value-type="float">
            <text:p>1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1" calcext:value-type="float">
            <text:p>1.00E-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05" calcext:value-type="float">
            <text:p>5.00E-1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6" calcext:value-type="float">
            <text:p>6.00E-10</text:p>
          </table:table-cell>
          <table:table-cell office:value-type="float" office:value="0.0000000004" calcext:value-type="float">
            <text:p>4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9" calcext:value-type="float">
            <text:p>9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table:number-columns-repeated="3" office:value-type="float" office:value="0.000000003" calcext:value-type="float">
            <text:p>3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05" calcext:value-type="float">
            <text:p>5.00E-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02" calcext:value-type="float">
            <text:p>2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07" calcext:value-type="float">
            <text:p>7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office:value-type="float" office:value="0.0000000008" calcext:value-type="float">
            <text:p>8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07" calcext:value-type="float">
            <text:p>7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05" calcext:value-type="float">
            <text:p>5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6" calcext:value-type="float">
            <text:p>6.00E-10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8" calcext:value-type="float">
            <text:p>8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4" calcext:value-type="float">
            <text:p>4.00E-09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002" calcext:value-type="float">
            <text:p>2.00E-10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10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0008" calcext:value-type="float">
            <text:p>8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office:value-type="string" calcext:value-type="string">
            <text:p>NO</text:p>
          </table:table-cell>
          <table:table-cell office:value-type="float" office:value="0.0000000007" calcext:value-type="float">
            <text:p>7.00E-10</text:p>
          </table:table-cell>
          <table:table-cell office:value-type="string" calcext:value-type="string">
            <text:p>NO</text:p>
          </table:table-cell>
          <table:table-cell office:value-type="float" office:value="0.0000000008" calcext:value-type="float">
            <text:p>8.00E-10</text:p>
          </table:table-cell>
          <table:table-cell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1" calcext:value-type="float">
            <text:p>1.00E-08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2" calcext:value-type="float">
            <text:p>2.00E-09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0001" calcext:value-type="float">
            <text:p>1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6" calcext:value-type="float">
            <text:p>6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07" calcext:value-type="float">
            <text:p>7.00E-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float" office:value="0.000000009" calcext:value-type="float">
            <text:p>9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2" calcext:value-type="float">
            <text:p>2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007" calcext:value-type="float">
            <text:p>7.00E-10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1" calcext:value-type="float">
            <text:p>1.00E-09</text:p>
          </table:table-cell>
          <table:table-cell table:number-columns-repeated="9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2"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4" calcext:value-type="float">
            <text:p>4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0008" calcext:value-type="float">
            <text:p>8.00E-09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office:value-type="float" office:value="0.000000001" calcext:value-type="float">
            <text:p>0.00000000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9" calcext:value-type="float">
            <text:p>9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10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004" calcext:value-type="float">
            <text:p>4.00E-10</text:p>
          </table:table-cell>
          <table:table-cell office:value-type="float" office:value="0.00000001" calcext:value-type="float">
            <text:p>1.00E-08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office:value-type="float" office:value="0.0000000005" calcext:value-type="float">
            <text:p>5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3" calcext:value-type="float">
            <text:p>3.00E-09</text:p>
          </table:table-cell>
          <table:table-cell office:value-type="float" office:value="0.000000009" calcext:value-type="float">
            <text:p>9.00E-09</text:p>
          </table:table-cell>
          <table:table-cell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7" calcext:value-type="float">
            <text:p>7.00E-09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3" calcext:value-type="float">
            <text:p>3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5" calcext:value-type="float">
            <text:p>5.00E-10</text:p>
          </table:table-cell>
          <table:table-cell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7" calcext:value-type="float">
            <text:p>7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5" calcext:value-type="float">
            <text:p>5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6" calcext:value-type="float">
            <text:p>6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7" calcext:value-type="float">
            <text:p>7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office:value-type="float" office:value="0.000000002" calcext:value-type="float">
            <text:p>2.00E-09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0.0000000003" calcext:value-type="float">
            <text:p>3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10</text:p>
          </table:table-cell>
          <table:table-cell table:number-columns-repeated="2"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8" calcext:value-type="float">
            <text:p>8.00E-09</text:p>
          </table:table-cell>
          <table:table-cell office:value-type="string" calcext:value-type="string">
            <text:p>NO</text:p>
          </table:table-cell>
          <table:table-cell office:value-type="float" office:value="0.0000000002" calcext:value-type="float">
            <text:p>2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7" calcext:value-type="float">
            <text:p>7.00E-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03" calcext:value-type="float">
            <text:p>3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1" calcext:value-type="float">
            <text:p>1.00E-08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1" calcext:value-type="float">
            <text:p>1.00E-09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07" calcext:value-type="float">
            <text:p>7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office:value-type="float" office:value="0.0000000008" calcext:value-type="float">
            <text:p>8.00E-1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9" calcext:value-type="float">
            <text:p>9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office:value-type="float" office:value="0.00000001" calcext:value-type="float">
            <text:p>1.00E-08</text:p>
          </table:table-cell>
          <table:table-cell office:value-type="string" calcext:value-type="string">
            <text:p>NO</text:p>
          </table:table-cell>
          <table:table-cell office:value-type="float" office:value="0.000000002" calcext:value-type="float">
            <text:p>2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5" calcext:value-type="float">
            <text:p>5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4" calcext:value-type="float">
            <text:p>4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0.000000007" calcext:value-type="float">
            <text:p>7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4" calcext:value-type="float">
            <text:p>4.00E-09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  <table:table-cell office:value-type="float" office:value="0.000000008" calcext:value-type="float">
            <text:p>8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9" calcext:value-type="float">
            <text:p>9.00E-09</text:p>
          </table:table-cell>
          <table:table-cell office:value-type="float" office:value="0.000000003" calcext:value-type="float">
            <text:p>3.00E-0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2" calcext:value-type="float">
            <text:p>2.00E-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00009" calcext:value-type="float">
            <text:p>9.00E-09</text:p>
          </table:table-cell>
          <table:table-cell office:value-type="string" calcext:value-type="string">
            <text:p>NO</text:p>
          </table:table-cell>
          <table:table-cell office:value-type="float" office:value="0.000000006" calcext:value-type="float">
            <text:p>6.00E-09</text:p>
          </table:table-cell>
          <table:table-cell table:number-columns-repeated="5" office:value-type="string" calcext:value-type="string">
            <text:p>NO</text:p>
          </table:table-cell>
          <table:table-cell office:value-type="float" office:value="0.0000000003" calcext:value-type="float">
            <text:p>3.00E-1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3" calcext:value-type="float">
            <text:p>3.00E-09</text:p>
          </table:table-cell>
          <table:table-cell office:value-type="float" office:value="0.000000006" calcext:value-type="float">
            <text:p>6.00E-09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104853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0:50:37.050408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0:51:04.263115744</dc:date>
    <meta:generator>LibreOffice/4.2.4.2$Linux_X86_64 LibreOffice_project/420m0$Build-2</meta:generator>
    <meta:editing-duration>PT5S</meta:editing-duration>
    <meta:editing-cycles>4</meta:editing-cycles>
    <meta:document-statistic meta:table-count="1" meta:cell-count="1092" meta:object-count="0"/>
  </office:meta>
</office:document-meta>
</file>